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Regular1" svg:font-family="TahomaRegular"/>
    <style:font-face style:name="DejaVu Sans1" svg:font-family="'DejaVu Sans'" style:font-pitch="variable"/>
    <style:font-face style:name="Liberation Serif1" svg:font-family="'Liberation Serif'" style:font-pitch="variable"/>
    <style:font-face style:name="TahomaRegular" svg:font-family="Tahom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stroke-linejoin="bevel" svg:stroke-linecap="round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solid" svg:stroke-width="0.012cm" svg:stroke-color="#000000" draw:stroke-linejoin="bevel" svg:stroke-linecap="square" draw:fill="solid" draw:fill-color="#ffffff" fo:padding-top="0.006cm" fo:padding-bottom="0.006cm" fo:padding-left="0.006cm" fo:padding-right="0.006cm"/>
    </style:style>
    <style:style style:name="gr4" style:family="graphic" style:parent-style-name="standard">
      <style:graphic-properties draw:stroke="solid" svg:stroke-width="0.012cm" svg:stroke-color="#000000" draw:stroke-linejoin="bevel" svg:stroke-linecap="square" draw:fill="solid" draw:fill-color="#ff0000" fo:padding-top="0.006cm" fo:padding-bottom="0.006cm" fo:padding-left="0.006cm" fo:padding-right="0.006cm"/>
    </style:style>
    <style:style style:name="gr5" style:family="graphic" style:parent-style-name="standard">
      <style:graphic-properties draw:stroke="solid" svg:stroke-width="0.012cm" svg:stroke-color="#000000" draw:stroke-linejoin="bevel" svg:stroke-linecap="square" draw:fill="solid" draw:fill-color="#000000" fo:padding-top="0.006cm" fo:padding-bottom="0.006cm" fo:padding-left="0.006cm" fo:padding-right="0.006cm"/>
    </style:style>
    <style:style style:name="gr6" style:family="graphic" style:parent-style-name="standard">
      <style:graphic-properties draw:stroke="solid" svg:stroke-width="0.012cm" svg:stroke-color="#000000" draw:stroke-linejoin="bevel" svg:stroke-linecap="square" draw:fill="solid" draw:fill-color="#0000ff" fo:padding-top="0.006cm" fo:padding-bottom="0.006cm" fo:padding-left="0.006cm" fo:padding-right="0.006cm"/>
    </style:style>
    <style:style style:name="gr7" style:family="graphic" style:parent-style-name="standard">
      <style:graphic-properties draw:stroke="solid" svg:stroke-width="0.012cm" svg:stroke-color="#000000" draw:stroke-linejoin="bevel" svg:stroke-linecap="square" draw:fill="solid" draw:fill-color="#00aa00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012cm" svg:stroke-color="#000000" draw:stroke-linejoin="bevel" svg:stroke-linecap="square" draw:fill="none" fo:padding-top="0.006cm" fo:padding-bottom="0.006cm" fo:padding-left="0.006cm" fo:padding-right="0.006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78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stroke-linejoin="bevel" svg:stroke-linecap="squar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1.97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cm" svg:stroke-color="#000000" draw:stroke-linejoin="bevel" svg:stroke-linecap="square" draw:fill="solid" draw:fill-color="#ff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cm" fo:min-width="1.835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cm" svg:stroke-color="#000000" draw:stroke-linejoin="bevel" svg:stroke-linecap="square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cm" fo:min-width="2.98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cm" svg:stroke-color="#000000" draw:stroke-linejoin="bevel" svg:stroke-linecap="square" draw:fill="solid" draw:fill-color="#0000ff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8cm" fo:min-width="5.725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cm" svg:stroke-color="#000000" draw:stroke-linejoin="bevel" svg:stroke-linecap="square" draw:fill="solid" draw:fill-color="#00aa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cm" fo:min-width="3.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cm" fo:min-width="2.17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ff0000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solid" draw:fill-color="#00aa00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8.39999961853027pt" style:font-size-asian="8.39999961853027pt" style:font-size-complex="8.39999961853027pt"/>
    </style:style>
    <style:style style:name="P10" style:family="paragraph">
      <loext:graphic-properties draw:fill="none"/>
      <style:paragraph-properties fo:text-align="start" style:writing-mode="lr-tb"/>
      <style:text-properties fo:font-size="14.3000001907349pt" style:font-size-asian="14.3000001907349pt" style:font-size-complex="14.3000001907349pt"/>
    </style:style>
    <style:style style:name="T1" style:family="text">
      <style:text-properties fo:color="#000000" style:font-name="TahomaRegular1" fo:font-size="8.39999961853027pt" style:font-size-asian="8.39999961853027pt" style:font-name-complex="TahomaRegular1" style:font-size-complex="8.39999961853027pt"/>
    </style:style>
    <style:style style:name="T2" style:family="text">
      <style:text-properties fo:color="#000000" style:font-name="TahomaRegular1" fo:font-size="14.3000001907349pt" style:font-size-asian="14.3000001907349pt" style:font-name-complex="TahomaRegular1" style:font-size-complex="14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053cm" svg:y1="14.543cm" svg:x2="6.322cm" svg:y2="13.386cm">
          <text:p/>
        </draw:line>
        <draw:line draw:style-name="gr1" draw:text-style-name="P1" draw:layer="layout" svg:x1="6.106cm" svg:y1="14.007cm" svg:x2="6.235cm" svg:y2="14.034cm">
          <text:p/>
        </draw:line>
        <draw:line draw:style-name="gr1" draw:text-style-name="P1" draw:layer="layout" svg:x1="6.119cm" svg:y1="13.943cm" svg:x2="6.248cm" svg:y2="13.97cm">
          <text:p/>
        </draw:line>
        <draw:line draw:style-name="gr1" draw:text-style-name="P1" draw:layer="layout" svg:x1="1.513cm" svg:y1="11.526cm" svg:x2="2.969cm" svg:y2="12.548cm">
          <text:p/>
        </draw:line>
        <draw:line draw:style-name="gr1" draw:text-style-name="P1" draw:layer="layout" svg:x1="2.216cm" svg:y1="11.946cm" svg:x2="2.138cm" svg:y2="12.051cm">
          <text:p/>
        </draw:line>
        <draw:line draw:style-name="gr1" draw:text-style-name="P1" draw:layer="layout" svg:x1="2.268cm" svg:y1="11.972cm" svg:x2="2.203cm" svg:y2="12.089cm">
          <text:p/>
        </draw:line>
        <draw:line draw:style-name="gr1" draw:text-style-name="P1" draw:layer="layout" svg:x1="4.266cm" svg:y1="14.37cm" svg:x2="4.353cm" svg:y2="13.297cm">
          <text:p/>
        </draw:line>
        <draw:line draw:style-name="gr1" draw:text-style-name="P1" draw:layer="layout" svg:x1="4.238cm" svg:y1="13.853cm" svg:x2="4.368cm" svg:y2="13.867cm">
          <text:p/>
        </draw:line>
        <draw:line draw:style-name="gr1" draw:text-style-name="P1" draw:layer="layout" svg:x1="4.353cm" svg:y1="13.297cm" svg:x2="3.049cm" svg:y2="13.673cm">
          <text:p/>
        </draw:line>
        <draw:line draw:style-name="gr1" draw:text-style-name="P1" draw:layer="layout" svg:x1="3.71cm" svg:y1="13.402cm" svg:x2="3.749cm" svg:y2="13.532cm">
          <text:p/>
        </draw:line>
        <draw:line draw:style-name="gr1" draw:text-style-name="P1" draw:layer="layout" svg:x1="4.353cm" svg:y1="13.298cm" svg:x2="2.968cm" svg:y2="12.547cm">
          <text:p/>
        </draw:line>
        <draw:line draw:style-name="gr1" draw:text-style-name="P1" draw:layer="layout" svg:x1="3.711cm" svg:y1="12.874cm" svg:x2="3.645cm" svg:y2="12.991cm">
          <text:p/>
        </draw:line>
        <draw:line draw:style-name="gr1" draw:text-style-name="P1" draw:layer="layout" svg:x1="4.352cm" svg:y1="13.297cm" svg:x2="6.322cm" svg:y2="13.387cm">
          <text:p/>
        </draw:line>
        <draw:line draw:style-name="gr1" draw:text-style-name="P1" draw:layer="layout" svg:x1="5.308cm" svg:y1="13.273cm" svg:x2="5.294cm" svg:y2="13.403cm">
          <text:p/>
        </draw:line>
        <draw:line draw:style-name="gr1" draw:text-style-name="P1" draw:layer="layout" svg:x1="2.037cm" svg:y1="14.019cm" svg:x2="2.969cm" svg:y2="12.547cm">
          <text:p/>
        </draw:line>
        <draw:line draw:style-name="gr1" draw:text-style-name="P1" draw:layer="layout" svg:x1="2.422cm" svg:y1="13.273cm" svg:x2="2.539cm" svg:y2="13.339cm">
          <text:p/>
        </draw:line>
        <draw:line draw:style-name="gr1" draw:text-style-name="P1" draw:layer="layout" svg:x1="3.05cm" svg:y1="13.672cm" svg:x2="2.037cm" svg:y2="14.019cm">
          <text:p/>
        </draw:line>
        <draw:line draw:style-name="gr1" draw:text-style-name="P1" draw:layer="layout" svg:x1="2.55cm" svg:y1="13.763cm" svg:x2="2.59cm" svg:y2="13.893cm">
          <text:p/>
        </draw:line>
        <draw:line draw:style-name="gr1" draw:text-style-name="P1" draw:layer="layout" svg:x1="2.969cm" svg:y1="12.548cm" svg:x2="2.837cm" svg:y2="11.192cm">
          <text:p/>
        </draw:line>
        <draw:line draw:style-name="gr1" draw:text-style-name="P1" draw:layer="layout" svg:x1="2.964cm" svg:y1="11.895cm" svg:x2="2.834cm" svg:y2="11.909cm">
          <text:p/>
        </draw:line>
        <draw:line draw:style-name="gr1" draw:text-style-name="P1" draw:layer="layout" svg:x1="8.562cm" svg:y1="12.102cm" svg:x2="8.147cm" svg:y2="13.043cm">
          <text:p/>
        </draw:line>
        <draw:line draw:style-name="gr1" draw:text-style-name="P1" draw:layer="layout" svg:x1="8.295cm" svg:y1="12.513cm" svg:x2="8.425cm" svg:y2="12.566cm">
          <text:p/>
        </draw:line>
        <draw:line draw:style-name="gr1" draw:text-style-name="P1" draw:layer="layout" svg:x1="6.321cm" svg:y1="13.387cm" svg:x2="8.148cm" svg:y2="13.042cm">
          <text:p/>
        </draw:line>
        <draw:line draw:style-name="gr1" draw:text-style-name="P1" draw:layer="layout" svg:x1="7.188cm" svg:y1="13.144cm" svg:x2="7.214cm" svg:y2="13.274cm">
          <text:p/>
        </draw:line>
        <draw:line draw:style-name="gr1" draw:text-style-name="P1" draw:layer="layout" svg:x1="8.148cm" svg:y1="13.043cm" svg:x2="7.47cm" svg:y2="12.202cm">
          <text:p/>
        </draw:line>
        <draw:line draw:style-name="gr1" draw:text-style-name="P1" draw:layer="layout" svg:x1="7.871cm" svg:y1="12.603cm" svg:x2="7.767cm" svg:y2="12.682cm">
          <text:p/>
        </draw:line>
        <draw:line draw:style-name="gr1" draw:text-style-name="P1" draw:layer="layout" svg:x1="8.147cm" svg:y1="13.042cm" svg:x2="10.712cm" svg:y2="13.467cm">
          <text:p/>
        </draw:line>
        <draw:line draw:style-name="gr1" draw:text-style-name="P1" draw:layer="layout" svg:x1="9.366cm" svg:y1="13.17cm" svg:x2="9.352cm" svg:y2="13.3cm">
          <text:p/>
        </draw:line>
        <draw:line draw:style-name="gr1" draw:text-style-name="P1" draw:layer="layout" svg:x1="9.43cm" svg:y1="13.183cm" svg:x2="9.416cm" svg:y2="13.313cm">
          <text:p/>
        </draw:line>
        <draw:line draw:style-name="gr1" draw:text-style-name="P1" draw:layer="layout" svg:x1="19.406cm" svg:y1="18.805cm" svg:x2="19.691cm" svg:y2="19.797cm">
          <text:p/>
        </draw:line>
        <draw:line draw:style-name="gr1" draw:text-style-name="P1" draw:layer="layout" svg:x1="19.593cm" svg:y1="19.25cm" svg:x2="19.476cm" svg:y2="19.277cm">
          <text:p/>
        </draw:line>
        <draw:line draw:style-name="gr1" draw:text-style-name="P1" draw:layer="layout" svg:x1="19.406cm" svg:y1="18.806cm" svg:x2="19.652cm" svg:y2="17.678cm">
          <text:p/>
        </draw:line>
        <draw:line draw:style-name="gr1" draw:text-style-name="P1" draw:layer="layout" svg:x1="19.451cm" svg:y1="18.258cm" svg:x2="19.58cm" svg:y2="18.285cm">
          <text:p/>
        </draw:line>
        <draw:line draw:style-name="gr1" draw:text-style-name="P1" draw:layer="layout" svg:x1="19.651cm" svg:y1="17.679cm" svg:x2="20.621cm" svg:y2="16.805cm">
          <text:p/>
        </draw:line>
        <draw:line draw:style-name="gr1" draw:text-style-name="P1" draw:layer="layout" svg:x1="20.056cm" svg:y1="17.215cm" svg:x2="20.147cm" svg:y2="17.306cm">
          <text:p/>
        </draw:line>
        <draw:line draw:style-name="gr1" draw:text-style-name="P1" draw:layer="layout" svg:x1="19.651cm" svg:y1="17.678cm" svg:x2="20.435cm" svg:y2="17.954cm">
          <text:p/>
        </draw:line>
        <draw:line draw:style-name="gr1" draw:text-style-name="P1" draw:layer="layout" svg:x1="20.031cm" svg:y1="17.743cm" svg:x2="19.979cm" svg:y2="17.86cm">
          <text:p/>
        </draw:line>
        <draw:line draw:style-name="gr1" draw:text-style-name="P1" draw:layer="layout" svg:x1="19.651cm" svg:y1="17.679cm" svg:x2="19.799cm" svg:y2="15.873cm">
          <text:p/>
        </draw:line>
        <draw:line draw:style-name="gr1" draw:text-style-name="P1" draw:layer="layout" svg:x1="19.657cm" svg:y1="16.79cm" svg:x2="19.787cm" svg:y2="16.804cm">
          <text:p/>
        </draw:line>
        <draw:line draw:style-name="gr1" draw:text-style-name="P1" draw:layer="layout" svg:x1="19.652cm" svg:y1="17.679cm" svg:x2="16.879cm" svg:y2="16.344cm">
          <text:p/>
        </draw:line>
        <draw:line draw:style-name="gr1" draw:text-style-name="P1" draw:layer="layout" svg:x1="18.344cm" svg:y1="16.97cm" svg:x2="18.291cm" svg:y2="17.087cm">
          <text:p/>
        </draw:line>
        <draw:line draw:style-name="gr1" draw:text-style-name="P1" draw:layer="layout" svg:x1="18.292cm" svg:y1="16.944cm" svg:x2="18.227cm" svg:y2="17.061cm">
          <text:p/>
        </draw:line>
        <draw:line draw:style-name="gr1" draw:text-style-name="P1" draw:layer="layout" svg:x1="8.927cm" svg:y1="14.672cm" svg:x2="9.796cm" svg:y2="14.064cm">
          <text:p/>
        </draw:line>
        <draw:line draw:style-name="gr1" draw:text-style-name="P1" draw:layer="layout" svg:x1="9.287cm" svg:y1="14.329cm" svg:x2="9.366cm" svg:y2="14.434cm">
          <text:p/>
        </draw:line>
        <draw:line draw:style-name="gr1" draw:text-style-name="P1" draw:layer="layout" svg:x1="15.967cm" svg:y1="13.286cm" svg:x2="15.551cm" svg:y2="14.198cm">
          <text:p/>
        </draw:line>
        <draw:line draw:style-name="gr1" draw:text-style-name="P1" draw:layer="layout" svg:x1="15.702cm" svg:y1="13.685cm" svg:x2="15.819cm" svg:y2="13.738cm">
          <text:p/>
        </draw:line>
        <draw:line draw:style-name="gr1" draw:text-style-name="P1" draw:layer="layout" svg:x1="16.414cm" svg:y1="14.795cm" svg:x2="16.88cm" svg:y2="16.345cm">
          <text:p/>
        </draw:line>
        <draw:line draw:style-name="gr1" draw:text-style-name="P1" draw:layer="layout" svg:x1="16.695cm" svg:y1="15.515cm" svg:x2="16.565cm" svg:y2="15.554cm">
          <text:p/>
        </draw:line>
        <draw:line draw:style-name="gr1" draw:text-style-name="P1" draw:layer="layout" svg:x1="16.88cm" svg:y1="16.344cm" svg:x2="16.484cm" svg:y2="17.281cm">
          <text:p/>
        </draw:line>
        <draw:line draw:style-name="gr1" draw:text-style-name="P1" draw:layer="layout" svg:x1="16.63cm" svg:y1="16.751cm" svg:x2="16.747cm" svg:y2="16.804cm">
          <text:p/>
        </draw:line>
        <draw:line draw:style-name="gr1" draw:text-style-name="P1" draw:layer="layout" svg:x1="16.88cm" svg:y1="16.345cm" svg:x2="14.743cm" svg:y2="15.302cm">
          <text:p/>
        </draw:line>
        <draw:line draw:style-name="gr1" draw:text-style-name="P1" draw:layer="layout" svg:x1="15.858cm" svg:y1="15.772cm" svg:x2="15.805cm" svg:y2="15.889cm">
          <text:p/>
        </draw:line>
        <draw:line draw:style-name="gr1" draw:text-style-name="P1" draw:layer="layout" svg:x1="14.744cm" svg:y1="15.302cm" svg:x2="13.546cm" svg:y2="15.793cm">
          <text:p/>
        </draw:line>
        <draw:line draw:style-name="gr1" draw:text-style-name="P1" draw:layer="layout" svg:x1="14.144cm" svg:y1="15.463cm" svg:x2="14.196cm" svg:y2="15.593cm">
          <text:p/>
        </draw:line>
        <draw:line draw:style-name="gr1" draw:text-style-name="P1" draw:layer="layout" svg:x1="14.744cm" svg:y1="15.302cm" svg:x2="14.553cm" svg:y2="16.264cm">
          <text:p/>
        </draw:line>
        <draw:line draw:style-name="gr1" draw:text-style-name="P1" draw:layer="layout" svg:x1="14.582cm" svg:y1="15.734cm" svg:x2="14.711cm" svg:y2="15.76cm">
          <text:p/>
        </draw:line>
        <draw:line draw:style-name="gr1" draw:text-style-name="P1" draw:layer="layout" svg:x1="14.744cm" svg:y1="15.303cm" svg:x2="12.57cm" svg:y2="14.192cm">
          <text:p/>
        </draw:line>
        <draw:line draw:style-name="gr1" draw:text-style-name="P1" draw:layer="layout" svg:x1="13.707cm" svg:y1="14.703cm" svg:x2="13.654cm" svg:y2="14.807cm">
          <text:p/>
        </draw:line>
        <draw:line draw:style-name="gr1" draw:text-style-name="P1" draw:layer="layout" svg:x1="12.571cm" svg:y1="14.193cm" svg:x2="10.711cm" svg:y2="13.466cm">
          <text:p/>
        </draw:line>
        <draw:line draw:style-name="gr1" draw:text-style-name="P1" draw:layer="layout" svg:x1="11.684cm" svg:y1="13.776cm" svg:x2="11.645cm" svg:y2="13.893cm">
          <text:p/>
        </draw:line>
        <draw:line draw:style-name="gr1" draw:text-style-name="P1" draw:layer="layout" svg:x1="10.462cm" svg:y1="17.392cm" svg:x2="10.823cm" svg:y2="16.421cm">
          <text:p/>
        </draw:line>
        <draw:line draw:style-name="gr1" draw:text-style-name="P1" draw:layer="layout" svg:x1="10.563cm" svg:y1="16.906cm" svg:x2="10.68cm" svg:y2="16.958cm">
          <text:p/>
        </draw:line>
        <draw:line draw:style-name="gr1" draw:text-style-name="P1" draw:layer="layout" svg:x1="9.99cm" svg:y1="14.952cm" svg:x2="10.746cm" svg:y2="14.846cm">
          <text:p/>
        </draw:line>
        <draw:line draw:style-name="gr1" draw:text-style-name="P1" draw:layer="layout" svg:x1="10.318cm" svg:y1="14.832cm" svg:x2="10.345cm" svg:y2="14.962cm">
          <text:p/>
        </draw:line>
        <draw:line draw:style-name="gr1" draw:text-style-name="P1" draw:layer="layout" svg:x1="10.735cm" svg:y1="9.218cm" svg:x2="11.429cm" svg:y2="9.622cm">
          <text:p/>
        </draw:line>
        <draw:line draw:style-name="gr1" draw:text-style-name="P1" draw:layer="layout" svg:x1="11.079cm" svg:y1="9.344cm" svg:x2="11.013cm" svg:y2="9.448cm">
          <text:p/>
        </draw:line>
        <draw:line draw:style-name="gr1" draw:text-style-name="P1" draw:layer="layout" svg:x1="13.559cm" svg:y1="1.403cm" svg:x2="13.082cm" svg:y2="2.492cm">
          <text:p/>
        </draw:line>
        <draw:line draw:style-name="gr1" draw:text-style-name="P1" draw:layer="layout" svg:x1="13.281cm" svg:y1="1.86cm" svg:x2="13.397cm" svg:y2="1.913cm">
          <text:p/>
        </draw:line>
        <draw:line draw:style-name="gr1" draw:text-style-name="P1" draw:layer="layout" svg:x1="13.255cm" svg:y1="1.912cm" svg:x2="13.372cm" svg:y2="1.964cm">
          <text:p/>
        </draw:line>
        <draw:line draw:style-name="gr1" draw:text-style-name="P1" draw:layer="layout" svg:x1="13.001cm" svg:y1="7.875cm" svg:x2="12.422cm" svg:y2="7.323cm">
          <text:p/>
        </draw:line>
        <draw:line draw:style-name="gr1" draw:text-style-name="P1" draw:layer="layout" svg:x1="12.779cm" svg:y1="7.567cm" svg:x2="12.688cm" svg:y2="7.658cm">
          <text:p/>
        </draw:line>
        <draw:line draw:style-name="gr1" draw:text-style-name="P1" draw:layer="layout" svg:x1="12.422cm" svg:y1="7.324cm" svg:x2="13.274cm" svg:y2="6.631cm">
          <text:p/>
        </draw:line>
        <draw:line draw:style-name="gr1" draw:text-style-name="P1" draw:layer="layout" svg:x1="12.778cm" svg:y1="6.936cm" svg:x2="12.856cm" svg:y2="7.04cm">
          <text:p/>
        </draw:line>
        <draw:line draw:style-name="gr1" draw:text-style-name="P1" draw:layer="layout" svg:x1="12.423cm" svg:y1="7.324cm" svg:x2="12.16cm" svg:y2="5.423cm">
          <text:p/>
        </draw:line>
        <draw:line draw:style-name="gr1" draw:text-style-name="P1" draw:layer="layout" svg:x1="12.354cm" svg:y1="6.395cm" svg:x2="12.224cm" svg:y2="6.408cm">
          <text:p/>
        </draw:line>
        <draw:line draw:style-name="gr1" draw:text-style-name="P1" draw:layer="layout" svg:x1="12.423cm" svg:y1="7.323cm" svg:x2="11.428cm" svg:y2="9.622cm">
          <text:p/>
        </draw:line>
        <draw:line draw:style-name="gr1" draw:text-style-name="P1" draw:layer="layout" svg:x1="11.902cm" svg:y1="8.353cm" svg:x2="12.02cm" svg:y2="8.405cm">
          <text:p/>
        </draw:line>
        <draw:line draw:style-name="gr1" draw:text-style-name="P1" draw:layer="layout" svg:x1="11.876cm" svg:y1="8.404cm" svg:x2="11.993cm" svg:y2="8.457cm">
          <text:p/>
        </draw:line>
        <draw:line draw:style-name="gr1" draw:text-style-name="P1" draw:layer="layout" svg:x1="11.851cm" svg:y1="8.469cm" svg:x2="11.968cm" svg:y2="8.521cm">
          <text:p/>
        </draw:line>
        <draw:line draw:style-name="gr1" draw:text-style-name="P1" draw:layer="layout" svg:x1="12.16cm" svg:y1="5.424cm" svg:x2="12.754cm" svg:y2="4.512cm">
          <text:p/>
        </draw:line>
        <draw:line draw:style-name="gr1" draw:text-style-name="P1" draw:layer="layout" svg:x1="12.379cm" svg:y1="4.952cm" svg:x2="12.483cm" svg:y2="5.03cm">
          <text:p/>
        </draw:line>
        <draw:line draw:style-name="gr1" draw:text-style-name="P1" draw:layer="layout" svg:x1="12.754cm" svg:y1="4.513cm" svg:x2="12.617cm" svg:y2="3.508cm">
          <text:p/>
        </draw:line>
        <draw:line draw:style-name="gr1" draw:text-style-name="P1" draw:layer="layout" svg:x1="12.753cm" svg:y1="4.024cm" svg:x2="12.624cm" svg:y2="4.051cm">
          <text:p/>
        </draw:line>
        <draw:line draw:style-name="gr1" draw:text-style-name="P1" draw:layer="layout" svg:x1="12.617cm" svg:y1="3.509cm" svg:x2="13.083cm" svg:y2="2.491cm">
          <text:p/>
        </draw:line>
        <draw:line draw:style-name="gr1" draw:text-style-name="P1" draw:layer="layout" svg:x1="12.765cm" svg:y1="2.994cm" svg:x2="12.895cm" svg:y2="3.046cm">
          <text:p/>
        </draw:line>
        <draw:line draw:style-name="gr1" draw:text-style-name="P1" draw:layer="layout" svg:x1="15.551cm" svg:y1="14.197cm" svg:x2="16.415cm" svg:y2="14.796cm">
          <text:p/>
        </draw:line>
        <draw:line draw:style-name="gr1" draw:text-style-name="P1" draw:layer="layout" svg:x1="15.987cm" svg:y1="14.42cm" svg:x2="15.908cm" svg:y2="14.524cm">
          <text:p/>
        </draw:line>
        <draw:line draw:style-name="gr1" draw:text-style-name="P1" draw:layer="layout" svg:x1="15.552cm" svg:y1="14.197cm" svg:x2="14.743cm" svg:y2="15.303cm">
          <text:p/>
        </draw:line>
        <draw:line draw:style-name="gr1" draw:text-style-name="P1" draw:layer="layout" svg:x1="15.11cm" svg:y1="14.677cm" svg:x2="15.214cm" svg:y2="14.756cm">
          <text:p/>
        </draw:line>
        <draw:line draw:style-name="gr1" draw:text-style-name="P1" draw:layer="layout" svg:x1="10.711cm" svg:y1="13.467cm" svg:x2="11.229cm" svg:y2="12.636cm">
          <text:p/>
        </draw:line>
        <draw:line draw:style-name="gr1" draw:text-style-name="P1" draw:layer="layout" svg:x1="10.897cm" svg:y1="13.041cm" svg:x2="11.002cm" svg:y2="13.107cm">
          <text:p/>
        </draw:line>
        <draw:line draw:style-name="gr1" draw:text-style-name="P1" draw:layer="layout" svg:x1="10.712cm" svg:y1="13.466cm" svg:x2="9.795cm" svg:y2="14.065cm">
          <text:p/>
        </draw:line>
        <draw:line draw:style-name="gr1" draw:text-style-name="P1" draw:layer="layout" svg:x1="10.241cm" svg:y1="13.685cm" svg:x2="10.306cm" svg:y2="13.789cm">
          <text:p/>
        </draw:line>
        <draw:line draw:style-name="gr1" draw:text-style-name="P1" draw:layer="layout" svg:x1="10.711cm" svg:y1="13.466cm" svg:x2="10.746cm" svg:y2="14.847cm">
          <text:p/>
        </draw:line>
        <draw:line draw:style-name="gr1" draw:text-style-name="P1" draw:layer="layout" svg:x1="10.783cm" svg:y1="14.111cm" svg:x2="10.653cm" svg:y2="14.124cm">
          <text:p/>
        </draw:line>
        <draw:line draw:style-name="gr1" draw:text-style-name="P1" draw:layer="layout" svg:x1="9.795cm" svg:y1="14.064cm" svg:x2="9.991cm" svg:y2="14.952cm">
          <text:p/>
        </draw:line>
        <draw:line draw:style-name="gr1" draw:text-style-name="P1" draw:layer="layout" svg:x1="9.945cm" svg:y1="14.458cm" svg:x2="9.815cm" svg:y2="14.485cm">
          <text:p/>
        </draw:line>
        <draw:line draw:style-name="gr1" draw:text-style-name="P1" draw:layer="layout" svg:x1="10.745cm" svg:y1="14.846cm" svg:x2="10.823cm" svg:y2="16.422cm">
          <text:p/>
        </draw:line>
        <draw:line draw:style-name="gr1" draw:text-style-name="P1" draw:layer="layout" svg:x1="10.846cm" svg:y1="15.592cm" svg:x2="10.717cm" svg:y2="15.592cm">
          <text:p/>
        </draw:line>
        <draw:line draw:style-name="gr1" draw:text-style-name="P1" draw:layer="layout" svg:x1="11.429cm" svg:y1="9.621cm" svg:x2="10.711cm" svg:y2="13.467cm">
          <text:p/>
        </draw:line>
        <draw:line draw:style-name="gr1" draw:text-style-name="P1" draw:layer="layout" svg:x1="11.039cm" svg:y1="11.302cm" svg:x2="11.169cm" svg:y2="11.329cm">
          <text:p/>
        </draw:line>
        <draw:line draw:style-name="gr1" draw:text-style-name="P1" draw:layer="layout" svg:x1="11.026cm" svg:y1="11.367cm" svg:x2="11.156cm" svg:y2="11.394cm">
          <text:p/>
        </draw:line>
        <draw:line draw:style-name="gr1" draw:text-style-name="P1" draw:layer="layout" svg:x1="11.013cm" svg:y1="11.431cm" svg:x2="11.143cm" svg:y2="11.458cm">
          <text:p/>
        </draw:line>
        <draw:line draw:style-name="gr1" draw:text-style-name="P1" draw:layer="layout" svg:x1="11.001cm" svg:y1="11.496cm" svg:x2="11.13cm" svg:y2="11.522cm">
          <text:p/>
        </draw:line>
        <draw:line draw:style-name="gr1" draw:text-style-name="P1" draw:layer="layout" svg:x1="10.988cm" svg:y1="11.56cm" svg:x2="11.117cm" svg:y2="11.587cm">
          <text:p/>
        </draw:line>
        <draw:line draw:style-name="gr1" draw:text-style-name="P1" draw:layer="layout" svg:x1="10.988cm" svg:y1="11.624cm" svg:x2="11.105cm" svg:y2="11.651cm">
          <text:p/>
        </draw:line>
        <draw:line draw:style-name="gr1" draw:text-style-name="P1" draw:layer="layout" svg:x1="10.975cm" svg:y1="11.689cm" svg:x2="11.092cm" svg:y2="11.703cm">
          <text:p/>
        </draw:line>
        <draw:line draw:style-name="gr1" draw:text-style-name="P1" draw:layer="layout" svg:x1="11.801cm" svg:y1="4.194cm" svg:x2="12.161cm" svg:y2="5.424cm">
          <text:p/>
        </draw:line>
        <draw:line draw:style-name="gr1" draw:text-style-name="P1" draw:layer="layout" svg:x1="12.032cm" svg:y1="4.759cm" svg:x2="11.902cm" svg:y2="4.785cm">
          <text:p/>
        </draw:line>
        <draw:line draw:style-name="gr1" draw:text-style-name="P1" draw:layer="layout" svg:x1="11.801cm" svg:y1="4.195cm" svg:x2="12.618cm" svg:y2="3.508cm">
          <text:p/>
        </draw:line>
        <draw:line draw:style-name="gr1" draw:text-style-name="P1" draw:layer="layout" svg:x1="12.134cm" svg:y1="3.818cm" svg:x2="12.225cm" svg:y2="3.91cm">
          <text:p/>
        </draw:line>
        <draw:line draw:style-name="gr1" draw:text-style-name="P1" draw:layer="layout" svg:x1="11.802cm" svg:y1="4.195cm" svg:x2="10.562cm" svg:y2="3.019cm">
          <text:p/>
        </draw:line>
        <draw:line draw:style-name="gr1" draw:text-style-name="P1" draw:layer="layout" svg:x1="11.336cm" svg:y1="3.664cm" svg:x2="11.245cm" svg:y2="3.755cm">
          <text:p/>
        </draw:line>
        <draw:line draw:style-name="gr1" draw:text-style-name="P1" draw:layer="layout" svg:x1="11.285cm" svg:y1="3.625cm" svg:x2="11.207cm" svg:y2="3.716cm">
          <text:p/>
        </draw:line>
        <draw:line draw:style-name="gr1" draw:text-style-name="P1" draw:layer="layout" svg:x1="11.246cm" svg:y1="3.574cm" svg:x2="11.155cm" svg:y2="3.665cm">
          <text:p/>
        </draw:line>
        <draw:line draw:style-name="gr1" draw:text-style-name="P1" draw:layer="layout" svg:x1="11.195cm" svg:y1="3.535cm" svg:x2="11.104cm" svg:y2="3.626cm">
          <text:p/>
        </draw:line>
        <draw:line draw:style-name="gr1" draw:text-style-name="P1" draw:layer="layout" svg:x1="11.156cm" svg:y1="3.483cm" svg:x2="11.065cm" svg:y2="3.587cm">
          <text:p/>
        </draw:line>
        <draw:path draw:style-name="gr2" draw:text-style-name="P2" draw:layer="layout" svg:width="0.196cm" svg:height="0.195cm" svg:x="5.955cm" svg:y="14.445cm" svg:viewBox="0 0 197 196" svg:d="M197 98c0 54-45 98-99 98s-98-44-98-98 44-98 98-98 99 44 99 98zM194 98c0-53-43-96-96-96s-95 43-95 96 42 96 95 96 96-43 96-96z">
          <text:p/>
        </draw:path>
        <draw:path draw:style-name="gr3" draw:text-style-name="P3" draw:layer="layout" svg:width="0.193cm" svg:height="0.193cm" svg:x="5.957cm" svg:y="14.446cm" svg:viewBox="0 0 194 194" svg:d="M194 96c0 55-44 98-98 98-53 0-96-43-96-98 0-53 43-96 96-96 54 0 98 43 98 96z">
          <text:p/>
        </draw:path>
        <draw:path draw:style-name="gr2" draw:text-style-name="P2" draw:layer="layout" svg:width="0.195cm" svg:height="0.195cm" svg:x="1.416cm" svg:y="11.429cm" svg:viewBox="0 0 196 196" svg:d="M196 97c0 54-44 99-98 99s-98-45-98-99c0-53 44-97 98-97s98 44 98 97zM194 97c0-52-43-95-96-95s-96 43-96 95c0 53 43 97 96 97s96-44 96-97z">
          <text:p/>
        </draw:path>
        <draw:path draw:style-name="gr3" draw:text-style-name="P3" draw:layer="layout" svg:width="0.193cm" svg:height="0.193cm" svg:x="1.417cm" svg:y="11.43cm" svg:viewBox="0 0 194 194" svg:d="M194 97c0 54-43 97-97 97-53 0-97-43-97-97s44-97 97-97c54 0 97 43 97 97z">
          <text:p/>
        </draw:path>
        <draw:path draw:style-name="gr2" draw:text-style-name="P2" draw:layer="layout" svg:width="0.275cm" svg:height="0.275cm" svg:x="4.129cm" svg:y="14.231cm" svg:viewBox="0 0 276 276" svg:d="M276 138c0 77-62 138-138 138-77 0-138-61-138-138 0-76 61-138 138-138 76 0 138 62 138 138zM274 138c0-75-61-136-136-136s-136 61-136 136 61 136 136 136 136-61 136-136z">
          <text:p/>
        </draw:path>
        <draw:path draw:style-name="gr3" draw:text-style-name="P3" draw:layer="layout" svg:width="0.273cm" svg:height="0.137cm" svg:x="4.13cm" svg:y="14.232cm" svg:viewBox="0 0 274 138" svg:d="M137 138h137c0-77-61-138-137-138s-137 61-137 138z">
          <text:p/>
        </draw:path>
        <draw:polygon draw:style-name="gr4" draw:text-style-name="P4" draw:layer="layout" svg:width="0.135cm" svg:height="0cm" svg:x="4.13cm" svg:y="14.369cm" svg:viewBox="0 0 136 0" draw:points="136,0 0,0">
          <text:p/>
        </draw:polygon>
        <draw:polygon draw:style-name="gr5" draw:text-style-name="P5" draw:layer="layout" svg:width="0.135cm" svg:height="0cm" svg:x="4.13cm" svg:y="14.369cm" svg:viewBox="0 0 136 0" draw:points="136,0 0,0">
          <text:p/>
        </draw:polygon>
        <draw:polygon draw:style-name="gr6" draw:text-style-name="P6" draw:layer="layout" svg:width="0.135cm" svg:height="0cm" svg:x="4.13cm" svg:y="14.369cm" svg:viewBox="0 0 136 0" draw:points="136,0 0,0">
          <text:p/>
        </draw:polygon>
        <draw:path draw:style-name="gr7" draw:text-style-name="P7" draw:layer="layout" svg:width="0.273cm" svg:height="0.136cm" svg:x="4.13cm" svg:y="14.369cm" svg:viewBox="0 0 274 137" svg:d="M137 0h-137c0 75 61 137 137 137s137-62 137-137z">
          <text:p/>
        </draw:path>
        <draw:path draw:style-name="gr2" draw:text-style-name="P2" draw:layer="layout" svg:width="0.389cm" svg:height="0.389cm" svg:x="4.158cm" svg:y="13.103cm" svg:viewBox="0 0 390 390" svg:d="M390 194c0 107-88 196-196 196-107 0-194-89-194-196s87-194 194-194c108 0 196 87 196 194zM387 194c0-106-87-192-193-192s-192 86-192 192 86 193 192 193 193-87 193-193z">
          <text:p/>
        </draw:path>
        <draw:polygon draw:style-name="gr3" draw:text-style-name="P3" draw:layer="layout" svg:width="0.193cm" svg:height="0cm" svg:x="4.352cm" svg:y="13.297cm" svg:viewBox="0 0 194 0" draw:points="0,0 194,0">
          <text:p/>
        </draw:polygon>
        <draw:path draw:style-name="gr4" draw:text-style-name="P4" draw:layer="layout" svg:width="0.387cm" svg:height="0.193cm" svg:x="4.159cm" svg:y="13.104cm" svg:viewBox="0 0 388 194" svg:d="M193 194h195c0-108-87-194-195-194-106 0-193 86-193 194z">
          <text:p/>
        </draw:path>
        <draw:polygon draw:style-name="gr5" draw:text-style-name="P5" draw:layer="layout" svg:width="0.192cm" svg:height="0cm" svg:x="4.159cm" svg:y="13.297cm" svg:viewBox="0 0 193 0" draw:points="193,0 0,0">
          <text:p/>
        </draw:polygon>
        <draw:polygon draw:style-name="gr6" draw:text-style-name="P6" draw:layer="layout" svg:width="0.192cm" svg:height="0cm" svg:x="4.159cm" svg:y="13.297cm" svg:viewBox="0 0 193 0" draw:points="193,0 0,0">
          <text:p/>
        </draw:polygon>
        <draw:path draw:style-name="gr7" draw:text-style-name="P7" draw:layer="layout" svg:width="0.387cm" svg:height="0.193cm" svg:x="4.159cm" svg:y="13.297cm" svg:viewBox="0 0 388 194" svg:d="M193 0h-193c0 107 87 194 193 194 108 0 195-87 195-194z">
          <text:p/>
        </draw:path>
        <draw:path draw:style-name="gr2" draw:text-style-name="P2" draw:layer="layout" svg:width="1.006cm" svg:height="1.006cm" svg:x="1.534cm" svg:y="13.515cm" svg:viewBox="0 0 1007 1007" svg:d="M1007 504c0 278-226 503-504 503s-503-225-503-503 225-504 503-504 504 226 504 504zM1005 504c0-277-225-502-502-502s-501 225-501 502 224 501 501 501 502-224 502-501z">
          <text:p/>
        </draw:path>
        <draw:path draw:style-name="gr3" draw:text-style-name="P3" draw:layer="layout" svg:width="1.001cm" svg:height="0.502cm" svg:x="1.538cm" svg:y="13.516cm" svg:viewBox="0 0 1002 503" svg:d="M499 503h503c0-278-226-503-503-503-257 0-470 194-499 444z">
          <text:p/>
        </draw:path>
        <draw:path draw:style-name="gr4" draw:text-style-name="P4" draw:layer="layout" svg:width="0.951cm" svg:height="0.561cm" svg:x="1.535cm" svg:y="13.959cm" svg:viewBox="0 0 952 562" svg:d="M502 59l-499-59c-2 20-3 39-3 59 0 278 225 503 502 503 196 0 367-113 450-278z">
          <text:p/>
        </draw:path>
        <draw:polygon draw:style-name="gr5" draw:text-style-name="P5" draw:layer="layout" svg:width="0.449cm" svg:height="0.225cm" svg:x="2.037cm" svg:y="14.018cm" svg:viewBox="0 0 450 226" draw:points="0,0 450,226">
          <text:p/>
        </draw:polygon>
        <draw:polygon draw:style-name="gr6" draw:text-style-name="P6" draw:layer="layout" svg:width="0.449cm" svg:height="0.225cm" svg:x="2.037cm" svg:y="14.018cm" svg:viewBox="0 0 450 226" draw:points="0,0 450,226">
          <text:p/>
        </draw:polygon>
        <draw:path draw:style-name="gr7" draw:text-style-name="P7" draw:layer="layout" svg:width="0.502cm" svg:height="0.225cm" svg:x="2.037cm" svg:y="14.018cm" svg:viewBox="0 0 503 226" svg:d="M0 0l450 226c34-67 53-144 53-226z">
          <text:p/>
        </draw:path>
        <draw:path draw:style-name="gr2" draw:text-style-name="P2" draw:layer="layout" svg:width="0.196cm" svg:height="0.195cm" svg:x="2.951cm" svg:y="13.575cm" svg:viewBox="0 0 197 196" svg:d="M197 97c0 54-44 99-98 99-55 0-99-45-99-99 0-53 44-97 99-97 54 0 98 44 98 97zM195 97c0-52-43-95-96-95-54 0-96 43-96 95 0 53 42 97 96 97 53 0 96-44 96-97z">
          <text:p/>
        </draw:path>
        <draw:path draw:style-name="gr3" draw:text-style-name="P3" draw:layer="layout" svg:width="0.193cm" svg:height="0.193cm" svg:x="2.953cm" svg:y="13.576cm" svg:viewBox="0 0 194 194" svg:d="M194 97c0 54-43 97-97 97-53 0-97-43-97-97 0-53 44-97 97-97 54 0 97 44 97 97z">
          <text:p/>
        </draw:path>
        <draw:path draw:style-name="gr2" draw:text-style-name="P2" draw:layer="layout" svg:width="0.275cm" svg:height="0.276cm" svg:x="2.7cm" svg:y="11.054cm" svg:viewBox="0 0 276 277" svg:d="M276 139c0 76-61 138-139 138-76 0-137-62-137-138 0-77 61-139 137-139 78 0 139 62 139 139zM274 139c0-76-61-137-137-137-74 0-135 61-135 137 0 75 61 135 135 135 76 0 137-60 137-135z">
          <text:p/>
        </draw:path>
        <draw:path draw:style-name="gr3" draw:text-style-name="P3" draw:layer="layout" svg:width="0.273cm" svg:height="0.273cm" svg:x="2.701cm" svg:y="11.055cm" svg:viewBox="0 0 274 274" svg:d="M274 138c0 75-61 136-138 136-75 0-136-61-136-136 0-76 61-138 136-138 77 0 138 62 138 138z">
          <text:p/>
        </draw:path>
        <draw:path draw:style-name="gr2" draw:text-style-name="P2" draw:layer="layout" svg:width="0.549cm" svg:height="0.549cm" svg:x="2.693cm" svg:y="12.273cm" svg:viewBox="0 0 550 550" svg:d="M550 275c0 152-123 275-275 275s-275-123-275-275c0-151 123-275 275-275s275 124 275 275zM548 275c0-150-122-272-273-272s-272 122-272 272c0 151 121 272 272 272s273-121 273-272z">
          <text:p/>
        </draw:path>
        <draw:path draw:style-name="gr3" draw:text-style-name="P3" draw:layer="layout" svg:width="0.546cm" svg:height="0.547cm" svg:x="2.695cm" svg:y="12.274cm" svg:viewBox="0 0 547 548" svg:d="M547 274c0 151-122 274-274 274-151 0-273-123-273-274 0-150 122-274 273-274 152 0 274 124 274 274z">
          <text:p/>
        </draw:path>
        <draw:path draw:style-name="gr2" draw:text-style-name="P2" draw:layer="layout" svg:width="0.196cm" svg:height="0.196cm" svg:x="8.463cm" svg:y="12.004cm" svg:viewBox="0 0 197 197" svg:d="M197 98c0 54-44 99-98 99s-99-45-99-99 45-98 99-98 98 44 98 98zM194 98c0-53-42-95-95-95s-96 42-96 95 43 96 96 96 95-43 95-96z">
          <text:p/>
        </draw:path>
        <draw:path draw:style-name="gr3" draw:text-style-name="P3" draw:layer="layout" svg:width="0.193cm" svg:height="0.194cm" svg:x="8.464cm" svg:y="12.005cm" svg:viewBox="0 0 194 195" svg:d="M194 98c0 53-43 97-97 97s-97-44-97-97c0-54 43-98 97-98s97 44 97 98z">
          <text:p/>
        </draw:path>
        <draw:path draw:style-name="gr2" draw:text-style-name="P2" draw:layer="layout" svg:width="0.195cm" svg:height="0.196cm" svg:x="7.372cm" svg:y="12.104cm" svg:viewBox="0 0 196 197" svg:d="M196 99c0 54-44 98-98 98s-98-44-98-98c0-55 44-99 98-99s98 44 98 99zM194 99c0-54-43-97-96-97s-96 43-96 97c0 52 43 95 96 95s96-43 96-95z">
          <text:p/>
        </draw:path>
        <draw:path draw:style-name="gr3" draw:text-style-name="P3" draw:layer="layout" svg:width="0.193cm" svg:height="0.193cm" svg:x="7.373cm" svg:y="12.105cm" svg:viewBox="0 0 194 194" svg:d="M194 97c0 53-43 97-96 97-55 0-98-44-98-97 0-54 43-97 98-97 53 0 96 43 96 97z">
          <text:p/>
        </draw:path>
        <draw:path draw:style-name="gr2" draw:text-style-name="P2" draw:layer="layout" svg:width="0.514cm" svg:height="0.514cm" svg:x="6.064cm" svg:y="13.129cm" svg:viewBox="0 0 515 515" svg:d="M515 257c0 142-115 258-258 258-141 0-257-116-257-258s116-257 257-257c143 0 258 115 258 257zM513 257c0-141-114-254-256-254-140 0-254 113-254 254s114 255 254 255c142 0 256-114 256-255z">
          <text:p/>
        </draw:path>
        <draw:path draw:style-name="gr3" draw:text-style-name="P3" draw:layer="layout" svg:width="0.511cm" svg:height="0.505cm" svg:x="6.066cm" svg:y="13.13cm" svg:viewBox="0 0 512 506" svg:d="M255 257h257c0-142-114-257-257-257-141 0-255 115-255 257 0 122 85 223 198 249z">
          <text:p/>
        </draw:path>
        <draw:polygon draw:style-name="gr4" draw:text-style-name="P4" draw:layer="layout" svg:width="0.057cm" svg:height="0.249cm" svg:x="6.264cm" svg:y="13.386cm" svg:viewBox="0 0 58 250" draw:points="58,0 0,250">
          <text:p/>
        </draw:polygon>
        <draw:path draw:style-name="gr5" draw:text-style-name="P5" draw:layer="layout" svg:width="0.313cm" svg:height="0.256cm" svg:x="6.264cm" svg:y="13.386cm" svg:viewBox="0 0 314 257" svg:d="M57 0l-57 250c19 4 38 7 57 7 143 0 257-115 257-257z">
          <text:p/>
        </draw:path>
        <draw:path draw:style-name="gr2" draw:text-style-name="P2" draw:layer="layout" svg:width="0.276cm" svg:height="0.276cm" svg:x="8.009cm" svg:y="12.904cm" svg:viewBox="0 0 277 277" svg:d="M277 138c0 77-62 139-138 139-77 0-139-62-139-139 0-76 62-138 139-138 76 0 138 62 138 138zM275 138c0-75-61-135-136-135-76 0-136 60-136 135 0 76 60 136 136 136 75 0 136-60 136-136z">
          <text:p/>
        </draw:path>
        <draw:path draw:style-name="gr3" draw:text-style-name="P3" draw:layer="layout" svg:width="0.273cm" svg:height="0.274cm" svg:x="8.011cm" svg:y="12.905cm" svg:viewBox="0 0 274 275" svg:d="M274 138c0 76-61 137-137 137-75 0-137-61-137-137s62-138 137-138c76 0 137 62 137 138z">
          <text:p/>
        </draw:path>
        <draw:path draw:style-name="gr2" draw:text-style-name="P2" draw:layer="layout" svg:width="0.195cm" svg:height="0.196cm" svg:x="19.309cm" svg:y="18.707cm" svg:viewBox="0 0 196 197" svg:d="M196 98c0 55-44 99-98 99s-98-44-98-99c0-54 44-98 98-98s98 44 98 98zM194 98c0-53-43-96-96-96s-96 43-96 96 43 96 96 96 96-43 96-96z">
          <text:p/>
        </draw:path>
        <draw:polygon draw:style-name="gr3" draw:text-style-name="P3" draw:layer="layout" svg:width="0.096cm" svg:height="0cm" svg:x="19.406cm" svg:y="18.805cm" svg:viewBox="0 0 97 0" draw:points="0,0 97,0">
          <text:p/>
        </draw:polygon>
        <draw:polygon draw:style-name="gr4" draw:text-style-name="P4" draw:layer="layout" svg:width="0.096cm" svg:height="0cm" svg:x="19.406cm" svg:y="18.805cm" svg:viewBox="0 0 97 0" draw:points="0,0 97,0">
          <text:p/>
        </draw:polygon>
        <draw:path draw:style-name="gr5" draw:text-style-name="P5" draw:layer="layout" svg:width="0.193cm" svg:height="0.193cm" svg:x="19.31cm" svg:y="18.708cm" svg:viewBox="0 0 194 194" svg:d="M194 97c0 54-43 97-97 97s-97-43-97-97 43-97 97-97 97 43 97 97z">
          <text:p/>
        </draw:path>
        <draw:path draw:style-name="gr2" draw:text-style-name="P2" draw:layer="layout" svg:width="0.196cm" svg:height="0.195cm" svg:x="19.592cm" svg:y="19.699cm" svg:viewBox="0 0 197 196" svg:d="M197 98c0 54-44 98-98 98s-99-44-99-98 45-98 99-98 98 44 98 98zM194 98c0-53-42-96-95-96s-96 43-96 96 43 96 96 96 95-43 95-96z">
          <text:p/>
        </draw:path>
        <draw:path draw:style-name="gr3" draw:text-style-name="P3" draw:layer="layout" svg:width="0.193cm" svg:height="0.193cm" svg:x="19.594cm" svg:y="19.7cm" svg:viewBox="0 0 194 194" svg:d="M194 97c0 54-44 97-98 97-53 0-96-43-96-97s43-97 96-97c54 0 98 43 98 97z">
          <text:p/>
        </draw:path>
        <draw:path draw:style-name="gr2" draw:text-style-name="P2" draw:layer="layout" svg:width="0.196cm" svg:height="0.196cm" svg:x="20.522cm" svg:y="16.707cm" svg:viewBox="0 0 197 197" svg:d="M197 98c0 54-44 99-98 99-55 0-99-45-99-99s44-98 99-98c54 0 98 44 98 98zM195 98c0-53-43-95-96-95-54 0-96 42-96 95s42 96 96 96c53 0 96-43 96-96z">
          <text:p/>
        </draw:path>
        <draw:polygon draw:style-name="gr3" draw:text-style-name="P3" draw:layer="layout" svg:width="0.096cm" svg:height="0cm" svg:x="20.62cm" svg:y="16.805cm" svg:viewBox="0 0 97 0" draw:points="0,0 97,0">
          <text:p/>
        </draw:polygon>
        <draw:polygon draw:style-name="gr4" draw:text-style-name="P4" draw:layer="layout" svg:width="0.096cm" svg:height="0cm" svg:x="20.62cm" svg:y="16.805cm" svg:viewBox="0 0 97 0" draw:points="0,0 97,0">
          <text:p/>
        </draw:polygon>
        <draw:path draw:style-name="gr5" draw:text-style-name="P5" draw:layer="layout" svg:width="0.193cm" svg:height="0.194cm" svg:x="20.524cm" svg:y="16.708cm" svg:viewBox="0 0 194 195" svg:d="M194 97c0 53-43 98-97 98-53 0-97-45-97-98s44-97 97-97c54 0 97 44 97 97z">
          <text:p/>
        </draw:path>
        <draw:path draw:style-name="gr2" draw:text-style-name="P2" draw:layer="layout" svg:width="0.196cm" svg:height="0.196cm" svg:x="20.336cm" svg:y="17.855cm" svg:viewBox="0 0 197 197" svg:d="M197 98c0 54-44 99-98 99s-99-45-99-99 45-98 99-98 98 44 98 98zM194 98c0-53-42-95-95-95s-96 42-96 95 43 96 96 96 95-43 95-96z">
          <text:p/>
        </draw:path>
        <draw:polygon draw:style-name="gr3" draw:text-style-name="P3" draw:layer="layout" svg:width="0.095cm" svg:height="0cm" svg:x="20.434cm" svg:y="17.953cm" svg:viewBox="0 0 96 0" draw:points="0,0 96,0">
          <text:p/>
        </draw:polygon>
        <draw:polygon draw:style-name="gr4" draw:text-style-name="P4" draw:layer="layout" svg:width="0.095cm" svg:height="0cm" svg:x="20.434cm" svg:y="17.953cm" svg:viewBox="0 0 96 0" draw:points="0,0 96,0">
          <text:p/>
        </draw:polygon>
        <draw:path draw:style-name="gr5" draw:text-style-name="P5" draw:layer="layout" svg:width="0.193cm" svg:height="0.193cm" svg:x="20.337cm" svg:y="17.856cm" svg:viewBox="0 0 194 194" svg:d="M194 97c0 53-43 97-96 97-54 0-98-44-98-97 0-54 44-97 98-97 53 0 96 43 96 97z">
          <text:p/>
        </draw:path>
        <draw:path draw:style-name="gr2" draw:text-style-name="P2" draw:layer="layout" svg:width="0.195cm" svg:height="0.195cm" svg:x="19.701cm" svg:y="15.776cm" svg:viewBox="0 0 196 196" svg:d="M196 97c0 55-44 99-98 99s-98-44-98-99c0-53 44-97 98-97s98 44 98 97zM194 97c0-52-43-95-96-95s-96 43-96 95c0 54 43 97 96 97s96-43 96-97z">
          <text:p/>
        </draw:path>
        <draw:polygon draw:style-name="gr3" draw:text-style-name="P3" draw:layer="layout" svg:width="0.096cm" svg:height="0cm" svg:x="19.798cm" svg:y="15.873cm" svg:viewBox="0 0 97 0" draw:points="0,0 97,0">
          <text:p/>
        </draw:polygon>
        <draw:polygon draw:style-name="gr4" draw:text-style-name="P4" draw:layer="layout" svg:width="0.096cm" svg:height="0cm" svg:x="19.798cm" svg:y="15.873cm" svg:viewBox="0 0 97 0" draw:points="0,0 97,0">
          <text:p/>
        </draw:polygon>
        <draw:path draw:style-name="gr5" draw:text-style-name="P5" draw:layer="layout" svg:width="0.193cm" svg:height="0.193cm" svg:x="19.702cm" svg:y="15.777cm" svg:viewBox="0 0 194 194" svg:d="M194 96c0 55-43 98-97 98s-97-43-97-98c0-53 43-96 97-96s97 43 97 96z">
          <text:p/>
        </draw:path>
        <draw:path draw:style-name="gr2" draw:text-style-name="P2" draw:layer="layout" svg:width="1.193cm" svg:height="1.194cm" svg:x="19.054cm" svg:y="17.081cm" svg:viewBox="0 0 1194 1195" svg:d="M1194 598c0 329-267 597-597 597s-597-268-597-597c0-330 267-598 597-598s597 268 597 598zM1192 598c0-328-266-595-595-595s-595 267-595 595 266 594 595 594 595-266 595-594z">
          <text:p/>
        </draw:path>
        <draw:path draw:style-name="gr3" draw:text-style-name="P3" draw:layer="layout" svg:width="0.595cm" svg:height="0.098cm" svg:x="19.651cm" svg:y="17.58cm" svg:viewBox="0 0 596 99" svg:d="M0 99h596c0-33-3-66-8-99z">
          <text:p/>
        </draw:path>
        <draw:polygon draw:style-name="gr4" draw:text-style-name="P4" draw:layer="layout" svg:width="0.587cm" svg:height="0.098cm" svg:x="19.651cm" svg:y="17.58cm" svg:viewBox="0 0 588 99" draw:points="0,99 588,0">
          <text:p/>
        </draw:polygon>
        <draw:path draw:style-name="gr5" draw:text-style-name="P5" draw:layer="layout" svg:width="1.191cm" svg:height="1.191cm" svg:x="19.055cm" svg:y="17.082cm" svg:viewBox="0 0 1192 1192" svg:d="M596 597l588-98c-47-282-292-499-588-499-329 0-596 268-596 597s267 595 596 595 596-266 596-595z">
          <text:p/>
        </draw:path>
        <draw:path draw:style-name="gr2" draw:text-style-name="P2" draw:layer="layout" svg:width="0.338cm" svg:height="0.337cm" svg:x="8.758cm" svg:y="14.503cm" svg:viewBox="0 0 339 338" svg:d="M339 169c0 93-76 169-170 169-93 0-169-76-169-169s76-169 169-169c94 0 170 76 170 169zM336 169c0-92-74-167-167-167-92 0-166 75-166 167s74 167 166 167c93 0 167-75 167-167z">
          <text:p/>
        </draw:path>
        <draw:polygon draw:style-name="gr3" draw:text-style-name="P3" draw:layer="layout" svg:width="0.166cm" svg:height="0cm" svg:x="8.927cm" svg:y="14.671cm" svg:viewBox="0 0 167 0" draw:points="0,0 167,0">
          <text:p/>
        </draw:polygon>
        <draw:polygon draw:style-name="gr4" draw:text-style-name="P4" draw:layer="layout" svg:width="0.166cm" svg:height="0cm" svg:x="8.927cm" svg:y="14.671cm" svg:viewBox="0 0 167 0" draw:points="0,0 167,0">
          <text:p/>
        </draw:polygon>
        <draw:path draw:style-name="gr5" draw:text-style-name="P5" draw:layer="layout" svg:width="0.334cm" svg:height="0.335cm" svg:x="8.76cm" svg:y="14.504cm" svg:viewBox="0 0 335 336" svg:d="M335 168c0 93-75 168-167 168-93 0-168-75-168-168 0-92 75-168 168-168 92 0 167 76 167 168z">
          <text:p/>
        </draw:path>
        <draw:path draw:style-name="gr2" draw:text-style-name="P2" draw:layer="layout" svg:width="0.196cm" svg:height="0.196cm" svg:x="15.868cm" svg:y="13.188cm" svg:viewBox="0 0 197 197" svg:d="M197 98c0 54-44 99-98 99s-99-45-99-99 45-98 99-98 98 44 98 98zM194 98c0-52-42-95-95-95s-96 43-96 95c0 53 43 97 96 97s95-44 95-97z">
          <text:p/>
        </draw:path>
        <draw:path draw:style-name="gr3" draw:text-style-name="P3" draw:layer="layout" svg:width="0.194cm" svg:height="0.193cm" svg:x="15.869cm" svg:y="13.19cm" svg:viewBox="0 0 195 194" svg:d="M195 97c0 54-44 97-97 97-54 0-98-43-98-97 0-53 44-97 98-97 53 0 97 44 97 97z">
          <text:p/>
        </draw:path>
        <draw:path draw:style-name="gr2" draw:text-style-name="P2" draw:layer="layout" svg:width="0.196cm" svg:height="0.196cm" svg:x="16.316cm" svg:y="14.697cm" svg:viewBox="0 0 197 197" svg:d="M197 99c0 54-45 98-99 98s-98-44-98-98 44-99 98-99 99 45 99 99zM194 99c0-53-43-96-96-96s-95 43-95 96 42 96 95 96 96-43 96-96z">
          <text:p/>
        </draw:path>
        <draw:polygon draw:style-name="gr3" draw:text-style-name="P3" draw:layer="layout" svg:width="0.095cm" svg:height="0cm" svg:x="16.414cm" svg:y="14.795cm" svg:viewBox="0 0 96 0" draw:points="0,0 96,0">
          <text:p/>
        </draw:polygon>
        <draw:polygon draw:style-name="gr4" draw:text-style-name="P4" draw:layer="layout" svg:width="0.095cm" svg:height="0cm" svg:x="16.414cm" svg:y="14.795cm" svg:viewBox="0 0 96 0" draw:points="0,0 96,0">
          <text:p/>
        </draw:polygon>
        <draw:path draw:style-name="gr5" draw:text-style-name="P5" draw:layer="layout" svg:width="0.193cm" svg:height="0.193cm" svg:x="16.317cm" svg:y="14.699cm" svg:viewBox="0 0 194 194" svg:d="M194 97c0 54-44 97-97 97s-97-43-97-97 44-97 97-97 97 43 97 97z">
          <text:p/>
        </draw:path>
        <draw:path draw:style-name="gr2" draw:text-style-name="P2" draw:layer="layout" svg:width="0.196cm" svg:height="0.196cm" svg:x="16.386cm" svg:y="17.182cm" svg:viewBox="0 0 197 197" svg:d="M197 99c0 54-44 98-98 98-55 0-99-44-99-98 0-55 44-99 99-99 54 0 98 44 98 99zM194 99c0-54-42-96-95-96-54 0-96 42-96 96 0 53 42 95 96 95 53 0 95-42 95-95z">
          <text:p/>
        </draw:path>
        <draw:polygon draw:style-name="gr3" draw:text-style-name="P3" draw:layer="layout" svg:width="0.096cm" svg:height="0cm" svg:x="16.484cm" svg:y="17.28cm" svg:viewBox="0 0 97 0" draw:points="0,0 97,0">
          <text:p/>
        </draw:polygon>
        <draw:polygon draw:style-name="gr4" draw:text-style-name="P4" draw:layer="layout" svg:width="0.096cm" svg:height="0cm" svg:x="16.484cm" svg:y="17.28cm" svg:viewBox="0 0 97 0" draw:points="0,0 97,0">
          <text:p/>
        </draw:polygon>
        <draw:path draw:style-name="gr5" draw:text-style-name="P5" draw:layer="layout" svg:width="0.193cm" svg:height="0.193cm" svg:x="16.388cm" svg:y="17.183cm" svg:viewBox="0 0 194 194" svg:d="M194 98c0 53-43 96-98 96-53 0-96-43-96-96 0-55 43-98 96-98 55 0 98 43 98 98z">
          <text:p/>
        </draw:path>
        <draw:path draw:style-name="gr2" draw:text-style-name="P2" draw:layer="layout" svg:width="0.8cm" svg:height="0.799cm" svg:x="16.479cm" svg:y="15.944cm" svg:viewBox="0 0 801 800" svg:d="M801 400c0 221-180 400-401 400s-400-179-400-400 179-400 400-400 401 179 401 400zM798 400c0-220-179-397-398-397s-397 177-397 397 178 398 397 398 398-178 398-398z">
          <text:p/>
        </draw:path>
        <draw:path draw:style-name="gr3" draw:text-style-name="P3" draw:layer="layout" svg:width="0.398cm" svg:height="0.144cm" svg:x="16.879cm" svg:y="16.2cm" svg:viewBox="0 0 399 145" svg:d="M0 145h399c0-51-9-100-26-145z">
          <text:p/>
        </draw:path>
        <draw:polygon draw:style-name="gr4" draw:text-style-name="P4" draw:layer="layout" svg:width="0.372cm" svg:height="0.144cm" svg:x="16.879cm" svg:y="16.2cm" svg:viewBox="0 0 373 145" draw:points="0,145 373,0">
          <text:p/>
        </draw:polygon>
        <draw:path draw:style-name="gr5" draw:text-style-name="P5" draw:layer="layout" svg:width="0.796cm" svg:height="0.797cm" svg:x="16.481cm" svg:y="15.945cm" svg:viewBox="0 0 797 798" svg:d="M398 400l373-145c-58-149-204-255-373-255-220 0-398 179-398 400 0 220 178 398 398 398s399-178 399-398z">
          <text:p/>
        </draw:path>
        <draw:path draw:style-name="gr2" draw:text-style-name="P2" draw:layer="layout" svg:width="0.276cm" svg:height="0.275cm" svg:x="13.408cm" svg:y="15.654cm" svg:viewBox="0 0 277 276" svg:d="M277 138c0 77-62 138-139 138-76 0-138-61-138-138 0-76 62-138 138-138 77 0 139 62 139 138zM275 138c0-75-61-136-137-136-75 0-135 61-135 136s60 136 135 136c76 0 137-61 137-136z">
          <text:p/>
        </draw:path>
        <draw:polygon draw:style-name="gr3" draw:text-style-name="P3" draw:layer="layout" svg:width="0.136cm" svg:height="0cm" svg:x="13.546cm" svg:y="15.792cm" svg:viewBox="0 0 137 0" draw:points="0,0 137,0">
          <text:p/>
        </draw:polygon>
        <draw:polygon draw:style-name="gr4" draw:text-style-name="P4" draw:layer="layout" svg:width="0.136cm" svg:height="0cm" svg:x="13.546cm" svg:y="15.792cm" svg:viewBox="0 0 137 0" draw:points="0,0 137,0">
          <text:p/>
        </draw:polygon>
        <draw:polygon draw:style-name="gr5" draw:text-style-name="P5" draw:layer="layout" svg:width="0.136cm" svg:height="0cm" svg:x="13.546cm" svg:y="15.792cm" svg:viewBox="0 0 137 0" draw:points="0,0 137,0">
          <text:p/>
        </draw:polygon>
        <draw:path draw:style-name="gr6" draw:text-style-name="P6" draw:layer="layout" svg:width="0.273cm" svg:height="0.273cm" svg:x="13.41cm" svg:y="15.655cm" svg:viewBox="0 0 274 274" svg:d="M274 138c0 75-61 136-137 136s-137-61-137-136c0-76 61-138 137-138s137 62 137 138z">
          <text:p/>
        </draw:path>
        <draw:path draw:style-name="gr2" draw:text-style-name="P2" draw:layer="layout" svg:width="0.195cm" svg:height="0.196cm" svg:x="14.455cm" svg:y="16.165cm" svg:viewBox="0 0 196 197" svg:d="M196 98c0 55-44 99-97 99-55 0-99-44-99-99 0-54 44-98 99-98 53 0 97 44 97 98zM194 98c0-53-43-95-95-95-54 0-97 42-97 95 0 54 43 96 97 96 52 0 95-42 95-96z">
          <text:p/>
        </draw:path>
        <draw:polygon draw:style-name="gr3" draw:text-style-name="P3" draw:layer="layout" svg:width="0.095cm" svg:height="0cm" svg:x="14.553cm" svg:y="16.263cm" svg:viewBox="0 0 96 0" draw:points="0,0 96,0">
          <text:p/>
        </draw:polygon>
        <draw:path draw:style-name="gr4" draw:text-style-name="P4" draw:layer="layout" svg:width="0.193cm" svg:height="0.193cm" svg:x="14.456cm" svg:y="16.166cm" svg:viewBox="0 0 194 194" svg:d="M194 97c0 54-43 97-97 97s-97-43-97-97c0-53 43-97 97-97s97 44 97 97z">
          <text:p/>
        </draw:path>
        <draw:path draw:style-name="gr2" draw:text-style-name="P2" draw:layer="layout" svg:width="0.7cm" svg:height="0.699cm" svg:x="14.393cm" svg:y="14.952cm" svg:viewBox="0 0 701 700" svg:d="M701 351c0 193-158 349-351 349s-350-156-350-349 157-351 350-351 351 158 351 351zM698 351c0-192-156-348-348-348s-347 156-347 348 155 347 347 347 348-155 348-347z">
          <text:p/>
        </draw:path>
        <draw:polygon draw:style-name="gr3" draw:text-style-name="P3" draw:layer="layout" svg:width="0.347cm" svg:height="0cm" svg:x="14.743cm" svg:y="15.302cm" svg:viewBox="0 0 348 0" draw:points="0,0 348,0">
          <text:p/>
        </draw:polygon>
        <draw:path draw:style-name="gr4" draw:text-style-name="P4" draw:layer="layout" svg:width="0.696cm" svg:height="0.674cm" svg:x="14.395cm" svg:y="14.953cm" svg:viewBox="0 0 697 675" svg:d="M348 350h349c0-194-157-350-349-350s-348 156-348 350c0 149 93 276 224 325z">
          <text:p/>
        </draw:path>
        <draw:polygon draw:style-name="gr5" draw:text-style-name="P5" draw:layer="layout" svg:width="0.124cm" svg:height="0.325cm" svg:x="14.619cm" svg:y="15.302cm" svg:viewBox="0 0 125 326" draw:points="125,0 0,326">
          <text:p/>
        </draw:polygon>
        <draw:path draw:style-name="gr6" draw:text-style-name="P6" draw:layer="layout" svg:width="0.472cm" svg:height="0.348cm" svg:x="14.619cm" svg:y="15.302cm" svg:viewBox="0 0 473 349" svg:d="M124 0l-124 326c39 15 80 23 124 23 193 0 349-156 349-349z">
          <text:p/>
        </draw:path>
        <draw:path draw:style-name="gr2" draw:text-style-name="P2" draw:layer="layout" svg:width="0.195cm" svg:height="0.196cm" svg:x="12.472cm" svg:y="14.094cm" svg:viewBox="0 0 196 197" svg:d="M196 99c0 54-44 98-98 98s-98-44-98-98 44-99 98-99 98 45 98 99zM194 99c0-53-43-96-96-96s-96 43-96 96 43 95 96 95 96-42 96-95z">
          <text:p/>
        </draw:path>
        <draw:polygon draw:style-name="gr3" draw:text-style-name="P3" draw:layer="layout" svg:width="0.095cm" svg:height="0cm" svg:x="12.57cm" svg:y="14.192cm" svg:viewBox="0 0 96 0" draw:points="0,0 96,0">
          <text:p/>
        </draw:polygon>
        <draw:path draw:style-name="gr4" draw:text-style-name="P4" draw:layer="layout" svg:width="0.193cm" svg:height="0.194cm" svg:x="12.473cm" svg:y="14.095cm" svg:viewBox="0 0 194 195" svg:d="M194 98c0 53-44 97-97 97-54 0-97-44-97-97 0-54 43-98 97-98 53 0 97 44 97 98z">
          <text:p/>
        </draw:path>
        <draw:path draw:style-name="gr2" draw:text-style-name="P2" draw:layer="layout" svg:width="0.196cm" svg:height="0.196cm" svg:x="10.364cm" svg:y="17.293cm" svg:viewBox="0 0 197 197" svg:d="M197 98c0 54-44 99-98 99-55 0-99-45-99-99 0-53 44-98 99-98 54 0 98 45 98 98zM194 98c0-52-42-95-95-95-54 0-96 43-96 95 0 53 42 97 96 97 53 0 95-44 95-97z">
          <text:p/>
        </draw:path>
        <draw:polygon draw:style-name="gr3" draw:text-style-name="P3" draw:layer="layout" svg:width="0.096cm" svg:height="0cm" svg:x="10.462cm" svg:y="17.391cm" svg:viewBox="0 0 97 0" draw:points="0,0 97,0">
          <text:p/>
        </draw:polygon>
        <draw:polygon draw:style-name="gr4" draw:text-style-name="P4" draw:layer="layout" svg:width="0.096cm" svg:height="0cm" svg:x="10.462cm" svg:y="17.391cm" svg:viewBox="0 0 97 0" draw:points="0,0 97,0">
          <text:p/>
        </draw:polygon>
        <draw:path draw:style-name="gr5" draw:text-style-name="P5" draw:layer="layout" svg:width="0.194cm" svg:height="0.193cm" svg:x="10.365cm" svg:y="17.295cm" svg:viewBox="0 0 195 194" svg:d="M195 96c0 54-45 98-98 98s-97-44-97-98c0-53 44-96 97-96s98 43 98 96z">
          <text:p/>
        </draw:path>
        <draw:path draw:style-name="gr2" draw:text-style-name="P2" draw:layer="layout" svg:width="0.476cm" svg:height="0.476cm" svg:x="10.584cm" svg:y="16.183cm" svg:viewBox="0 0 477 477" svg:d="M477 239c0 131-107 238-238 238s-239-107-239-238c0-132 108-239 239-239s238 107 238 239zM474 239c0-131-105-237-235-237s-237 106-237 237c0 130 107 235 237 235s235-105 235-235z">
          <text:p/>
        </draw:path>
        <draw:path draw:style-name="gr3" draw:text-style-name="P3" draw:layer="layout" svg:width="0.473cm" svg:height="0.237cm" svg:x="10.585cm" svg:y="16.184cm" svg:viewBox="0 0 474 238" svg:d="M238 238h236c0-132-106-238-236-238-131 0-238 106-238 238z">
          <text:p/>
        </draw:path>
        <draw:polygon draw:style-name="gr4" draw:text-style-name="P4" draw:layer="layout" svg:width="0.236cm" svg:height="0cm" svg:x="10.585cm" svg:y="16.421cm" svg:viewBox="0 0 237 0" draw:points="237,0 0,0">
          <text:p/>
        </draw:polygon>
        <draw:path draw:style-name="gr5" draw:text-style-name="P5" draw:layer="layout" svg:width="0.473cm" svg:height="0.236cm" svg:x="10.585cm" svg:y="16.421cm" svg:viewBox="0 0 474 237" svg:d="M238 0h-238c0 130 107 237 238 237 130 0 236-107 236-237z">
          <text:p/>
        </draw:path>
        <draw:path draw:style-name="gr2" draw:text-style-name="P2" draw:layer="layout" svg:width="0.337cm" svg:height="0.338cm" svg:x="11.059cm" svg:y="12.467cm" svg:viewBox="0 0 338 339" svg:d="M338 169c0 94-75 170-169 170-93 0-169-76-169-170 0-93 76-169 169-169 94 0 169 76 169 169zM336 169c0-92-74-166-167-166-92 0-166 74-166 166 0 93 74 167 166 167 93 0 167-74 167-167z">
          <text:p/>
        </draw:path>
        <draw:path draw:style-name="gr3" draw:text-style-name="P3" draw:layer="layout" svg:width="0.335cm" svg:height="0.334cm" svg:x="11.06cm" svg:y="12.469cm" svg:viewBox="0 0 336 335" svg:d="M336 168c0 92-75 167-167 167-94 0-169-75-169-167s75-168 169-168c92 0 167 76 167 168z">
          <text:p/>
        </draw:path>
        <draw:path draw:style-name="gr2" draw:text-style-name="P2" draw:layer="layout" svg:width="0.196cm" svg:height="0.196cm" svg:x="9.892cm" svg:y="14.853cm" svg:viewBox="0 0 197 197" svg:d="M197 99c0 54-44 98-99 98-54 0-98-44-98-98 0-55 44-99 98-99 55 0 99 44 99 99zM194 99c0-54-42-97-96-97-53 0-95 43-95 97 0 53 42 95 95 95 54 0 96-42 96-95z">
          <text:p/>
        </draw:path>
        <draw:polygon draw:style-name="gr3" draw:text-style-name="P3" draw:layer="layout" svg:width="0.096cm" svg:height="0cm" svg:x="9.99cm" svg:y="14.951cm" svg:viewBox="0 0 97 0" draw:points="0,0 97,0">
          <text:p/>
        </draw:polygon>
        <draw:polygon draw:style-name="gr4" draw:text-style-name="P4" draw:layer="layout" svg:width="0.096cm" svg:height="0cm" svg:x="9.99cm" svg:y="14.951cm" svg:viewBox="0 0 97 0" draw:points="0,0 97,0">
          <text:p/>
        </draw:polygon>
        <draw:path draw:style-name="gr5" draw:text-style-name="P5" draw:layer="layout" svg:width="0.194cm" svg:height="0.193cm" svg:x="9.893cm" svg:y="14.854cm" svg:viewBox="0 0 195 194" svg:d="M195 97c0 54-44 97-97 97-54 0-98-43-98-97s44-97 98-97c53 0 97 43 97 97z">
          <text:p/>
        </draw:path>
        <draw:path draw:style-name="gr2" draw:text-style-name="P2" draw:layer="layout" svg:width="0.435cm" svg:height="0.435cm" svg:x="10.344cm" svg:y="2.802cm" svg:viewBox="0 0 436 436" svg:d="M436 218c0 120-97 218-218 218-120 0-218-98-218-218s98-218 218-218c121 0 218 98 218 218zM434 218c0-119-96-216-216-216-119 0-215 97-215 216s96 215 215 215c120 0 216-96 216-215z">
          <text:p/>
        </draw:path>
        <draw:polygon draw:style-name="gr3" draw:text-style-name="P3" draw:layer="layout" svg:width="0.215cm" svg:height="0cm" svg:x="10.562cm" svg:y="3.019cm" svg:viewBox="0 0 216 0" draw:points="0,0 216,0">
          <text:p/>
        </draw:polygon>
        <draw:polygon draw:style-name="gr4" draw:text-style-name="P4" draw:layer="layout" svg:width="0.215cm" svg:height="0cm" svg:x="10.562cm" svg:y="3.019cm" svg:viewBox="0 0 216 0" draw:points="0,0 216,0">
          <text:p/>
        </draw:polygon>
        <draw:path draw:style-name="gr5" draw:text-style-name="P5" draw:layer="layout" svg:width="0.432cm" svg:height="0.432cm" svg:x="10.346cm" svg:y="2.803cm" svg:viewBox="0 0 433 433" svg:d="M433 217c0 119-97 216-217 216-119 0-216-97-216-216s97-217 216-217c120 0 217 98 217 217z">
          <text:p/>
        </draw:path>
        <draw:path draw:style-name="gr2" draw:text-style-name="P2" draw:layer="layout" svg:width="0.276cm" svg:height="0.276cm" svg:x="10.597cm" svg:y="9.08cm" svg:viewBox="0 0 277 277" svg:d="M277 139c0 76-63 138-139 138s-138-62-138-138c0-77 62-139 138-139s139 62 139 139zM274 139c0-76-61-137-136-137s-136 61-136 137c0 75 61 135 136 135s136-60 136-135z">
          <text:p/>
        </draw:path>
        <draw:path draw:style-name="gr3" draw:text-style-name="P3" draw:layer="layout" svg:width="0.273cm" svg:height="0.273cm" svg:x="10.598cm" svg:y="9.081cm" svg:viewBox="0 0 274 274" svg:d="M274 138c0 75-61 136-137 136s-137-61-137-136c0-77 61-138 137-138s137 61 137 138z">
          <text:p/>
        </draw:path>
        <draw:path draw:style-name="gr2" draw:text-style-name="P2" draw:layer="layout" svg:width="0.196cm" svg:height="0.196cm" svg:x="13.46cm" svg:y="1.305cm" svg:viewBox="0 0 197 197" svg:d="M197 98c0 54-44 99-98 99-55 0-99-45-99-99s44-98 99-98c54 0 98 44 98 98zM194 98c0-53-42-95-95-95-54 0-96 42-96 95s42 96 96 96c53 0 95-43 95-96z">
          <text:p/>
        </draw:path>
        <draw:path draw:style-name="gr3" draw:text-style-name="P3" draw:layer="layout" svg:width="0.193cm" svg:height="0.194cm" svg:x="13.462cm" svg:y="1.306cm" svg:viewBox="0 0 194 195" svg:d="M194 97c0 54-43 98-98 98-53 0-96-44-96-98 0-53 43-97 96-97 55 0 98 44 98 97z">
          <text:p/>
        </draw:path>
        <draw:path draw:style-name="gr2" draw:text-style-name="P2" draw:layer="layout" svg:width="0.196cm" svg:height="0.195cm" svg:x="12.902cm" svg:y="7.776cm" svg:viewBox="0 0 197 196" svg:d="M197 98c0 54-44 98-98 98-55 0-99-44-99-98s44-98 99-98c54 0 98 44 98 98zM194 98c0-53-42-96-95-96-54 0-96 43-96 96s42 96 96 96c53 0 95-43 95-96z">
          <text:p/>
        </draw:path>
        <draw:polygon draw:style-name="gr3" draw:text-style-name="P3" draw:layer="layout" svg:width="0.095cm" svg:height="0cm" svg:x="13cm" svg:y="7.874cm" svg:viewBox="0 0 96 0" draw:points="0,0 96,0">
          <text:p/>
        </draw:polygon>
        <draw:polygon draw:style-name="gr4" draw:text-style-name="P4" draw:layer="layout" svg:width="0.095cm" svg:height="0cm" svg:x="13cm" svg:y="7.874cm" svg:viewBox="0 0 96 0" draw:points="0,0 96,0">
          <text:p/>
        </draw:polygon>
        <draw:polygon draw:style-name="gr5" draw:text-style-name="P5" draw:layer="layout" svg:width="0.095cm" svg:height="0cm" svg:x="13cm" svg:y="7.874cm" svg:viewBox="0 0 96 0" draw:points="0,0 96,0">
          <text:p/>
        </draw:polygon>
        <draw:path draw:style-name="gr6" draw:text-style-name="P6" draw:layer="layout" svg:width="0.193cm" svg:height="0.193cm" svg:x="12.903cm" svg:y="7.777cm" svg:viewBox="0 0 194 194" svg:d="M194 98c0 53-43 96-97 96s-97-43-97-96c0-54 43-98 97-98s97 44 97 98z">
          <text:p/>
        </draw:path>
        <draw:path draw:style-name="gr2" draw:text-style-name="P2" draw:layer="layout" svg:width="0.196cm" svg:height="0.195cm" svg:x="13.175cm" svg:y="6.533cm" svg:viewBox="0 0 197 196" svg:d="M197 98c0 53-45 98-99 98s-98-45-98-98c0-54 44-98 98-98s99 44 99 98zM194 98c0-53-43-96-96-96s-95 43-95 96c0 52 42 95 95 95s96-43 96-95z">
          <text:p/>
        </draw:path>
        <draw:polygon draw:style-name="gr3" draw:text-style-name="P3" draw:layer="layout" svg:width="0.096cm" svg:height="0cm" svg:x="13.273cm" svg:y="6.631cm" svg:viewBox="0 0 97 0" draw:points="0,0 97,0">
          <text:p/>
        </draw:polygon>
        <draw:polygon draw:style-name="gr4" draw:text-style-name="P4" draw:layer="layout" svg:width="0.096cm" svg:height="0cm" svg:x="13.273cm" svg:y="6.631cm" svg:viewBox="0 0 97 0" draw:points="0,0 97,0">
          <text:p/>
        </draw:polygon>
        <draw:polygon draw:style-name="gr5" draw:text-style-name="P5" draw:layer="layout" svg:width="0.096cm" svg:height="0cm" svg:x="13.273cm" svg:y="6.631cm" svg:viewBox="0 0 97 0" draw:points="0,0 97,0">
          <text:p/>
        </draw:polygon>
        <draw:path draw:style-name="gr6" draw:text-style-name="P6" draw:layer="layout" svg:width="0.194cm" svg:height="0.193cm" svg:x="13.176cm" svg:y="6.534cm" svg:viewBox="0 0 195 194" svg:d="M195 97c0 54-44 97-97 97-54 0-98-43-98-97s44-97 98-97c53 0 97 43 97 97z">
          <text:p/>
        </draw:path>
        <draw:path draw:style-name="gr2" draw:text-style-name="P2" draw:layer="layout" svg:width="0.672cm" svg:height="0.672cm" svg:x="12.086cm" svg:y="6.987cm" svg:viewBox="0 0 673 673" svg:d="M673 337c0 185-150 336-336 336s-337-151-337-336c0-186 151-337 337-337s336 151 336 337zM671 337c0-185-150-335-334-335-185 0-334 150-334 335 0 184 149 333 334 333 184 0 334-149 334-333z">
          <text:p/>
        </draw:path>
        <draw:polygon draw:style-name="gr3" draw:text-style-name="P3" draw:layer="layout" svg:width="0.334cm" svg:height="0cm" svg:x="12.422cm" svg:y="7.323cm" svg:viewBox="0 0 335 0" draw:points="0,0 335,0">
          <text:p/>
        </draw:polygon>
        <draw:polygon draw:style-name="gr4" draw:text-style-name="P4" draw:layer="layout" svg:width="0.334cm" svg:height="0cm" svg:x="12.422cm" svg:y="7.323cm" svg:viewBox="0 0 335 0" draw:points="0,0 335,0">
          <text:p/>
        </draw:polygon>
        <draw:polygon draw:style-name="gr5" draw:text-style-name="P5" draw:layer="layout" svg:width="0.334cm" svg:height="0cm" svg:x="12.422cm" svg:y="7.323cm" svg:viewBox="0 0 335 0" draw:points="0,0 335,0">
          <text:p/>
        </draw:polygon>
        <draw:path draw:style-name="gr6" draw:text-style-name="P6" draw:layer="layout" svg:width="0.669cm" svg:height="0.669cm" svg:x="12.088cm" svg:y="6.988cm" svg:viewBox="0 0 670 670" svg:d="M670 336c0 184-150 334-335 334-186 0-335-150-335-334 0-185 149-336 335-336 185 0 335 151 335 336z">
          <text:p/>
        </draw:path>
        <draw:path draw:style-name="gr2" draw:text-style-name="P2" draw:layer="layout" svg:width="0.196cm" svg:height="0.196cm" svg:x="12.062cm" svg:y="5.325cm" svg:viewBox="0 0 197 197" svg:d="M197 99c0 54-44 98-99 98-54 0-98-44-98-98s44-99 98-99c55 0 99 45 99 99zM194 99c0-53-42-97-96-97-53 0-95 44-95 97s42 95 95 95c54 0 96-42 96-95z">
          <text:p/>
        </draw:path>
        <draw:polygon draw:style-name="gr3" draw:text-style-name="P3" draw:layer="layout" svg:width="0.096cm" svg:height="0cm" svg:x="12.16cm" svg:y="5.423cm" svg:viewBox="0 0 97 0" draw:points="0,0 97,0">
          <text:p/>
        </draw:polygon>
        <draw:polygon draw:style-name="gr4" draw:text-style-name="P4" draw:layer="layout" svg:width="0.096cm" svg:height="0cm" svg:x="12.16cm" svg:y="5.423cm" svg:viewBox="0 0 97 0" draw:points="0,0 97,0">
          <text:p/>
        </draw:polygon>
        <draw:polygon draw:style-name="gr5" draw:text-style-name="P5" draw:layer="layout" svg:width="0.096cm" svg:height="0cm" svg:x="12.16cm" svg:y="5.423cm" svg:viewBox="0 0 97 0" draw:points="0,0 97,0">
          <text:p/>
        </draw:polygon>
        <draw:path draw:style-name="gr6" draw:text-style-name="P6" draw:layer="layout" svg:width="0.194cm" svg:height="0.193cm" svg:x="12.063cm" svg:y="5.326cm" svg:viewBox="0 0 195 194" svg:d="M195 97c0 53-45 97-98 97s-97-44-97-97c0-54 44-97 97-97s98 43 98 97z">
          <text:p/>
        </draw:path>
        <draw:path draw:style-name="gr2" draw:text-style-name="P2" draw:layer="layout" svg:width="0.196cm" svg:height="0.195cm" svg:x="12.655cm" svg:y="4.414cm" svg:viewBox="0 0 197 196" svg:d="M197 98c0 53-44 98-99 98-54 0-98-45-98-98 0-54 44-98 98-98 55 0 99 44 99 98zM194 98c0-53-43-96-96-96s-96 43-96 96c0 52 43 96 96 96s96-44 96-96z">
          <text:p/>
        </draw:path>
        <draw:polygon draw:style-name="gr3" draw:text-style-name="P3" draw:layer="layout" svg:width="0.095cm" svg:height="0cm" svg:x="12.753cm" svg:y="4.512cm" svg:viewBox="0 0 96 0" draw:points="0,0 96,0">
          <text:p/>
        </draw:polygon>
        <draw:polygon draw:style-name="gr4" draw:text-style-name="P4" draw:layer="layout" svg:width="0.095cm" svg:height="0cm" svg:x="12.753cm" svg:y="4.512cm" svg:viewBox="0 0 96 0" draw:points="0,0 96,0">
          <text:p/>
        </draw:polygon>
        <draw:path draw:style-name="gr5" draw:text-style-name="P5" draw:layer="layout" svg:width="0.193cm" svg:height="0.193cm" svg:x="12.656cm" svg:y="4.415cm" svg:viewBox="0 0 194 194" svg:d="M194 97c0 54-44 97-97 97-54 0-97-43-97-97s43-97 97-97c53 0 97 43 97 97z">
          <text:p/>
        </draw:path>
        <draw:path draw:style-name="gr2" draw:text-style-name="P2" draw:layer="layout" svg:width="0.196cm" svg:height="0.196cm" svg:x="12.984cm" svg:y="2.393cm" svg:viewBox="0 0 197 197" svg:d="M197 99c0 54-45 98-99 98s-98-44-98-98c0-55 44-99 98-99s99 44 99 99zM194 99c0-53-43-96-96-96s-96 43-96 96 43 95 96 95 96-42 96-95z">
          <text:p/>
        </draw:path>
        <draw:path draw:style-name="gr3" draw:text-style-name="P3" draw:layer="layout" svg:width="0.193cm" svg:height="0.193cm" svg:x="12.985cm" svg:y="2.395cm" svg:viewBox="0 0 194 194" svg:d="M194 97c0 54-43 97-96 97-54 0-98-43-98-97 0-53 44-97 98-97 53 0 96 44 96 97z">
          <text:p/>
        </draw:path>
        <draw:path draw:style-name="gr2" draw:text-style-name="P2" draw:layer="layout" svg:width="0.196cm" svg:height="0.196cm" svg:x="12.519cm" svg:y="3.41cm" svg:viewBox="0 0 197 197" svg:d="M197 99c0 54-44 98-98 98-55 0-99-44-99-98s44-99 99-99c54 0 98 45 98 99zM194 99c0-52-42-95-95-95-54 0-96 43-96 95 0 53 42 96 96 96 53 0 95-43 95-96z">
          <text:p/>
        </draw:path>
        <draw:polygon draw:style-name="gr3" draw:text-style-name="P3" draw:layer="layout" svg:width="0.095cm" svg:height="0cm" svg:x="12.617cm" svg:y="3.508cm" svg:viewBox="0 0 96 0" draw:points="0,0 96,0">
          <text:p/>
        </draw:polygon>
        <draw:polygon draw:style-name="gr4" draw:text-style-name="P4" draw:layer="layout" svg:width="0.095cm" svg:height="0cm" svg:x="12.617cm" svg:y="3.508cm" svg:viewBox="0 0 96 0" draw:points="0,0 96,0">
          <text:p/>
        </draw:polygon>
        <draw:path draw:style-name="gr5" draw:text-style-name="P5" draw:layer="layout" svg:width="0.193cm" svg:height="0.193cm" svg:x="12.52cm" svg:y="3.412cm" svg:viewBox="0 0 194 194" svg:d="M194 96c0 54-43 98-97 98s-97-44-97-98c0-53 43-96 97-96s97 43 97 96z">
          <text:p/>
        </draw:path>
        <draw:path draw:style-name="gr5" draw:text-style-name="P5" draw:layer="layout" svg:width="0.129cm" svg:height="0.128cm" svg:x="15.487cm" svg:y="14.133cm" svg:viewBox="0 0 130 129" svg:d="M130 65c0 36-29 64-66 64-35 0-64-28-64-64s29-65 64-65c37 0 66 29 66 65z">
          <text:p/>
        </draw:path>
        <draw:path draw:style-name="gr5" draw:text-style-name="P5" draw:layer="layout" svg:width="0.129cm" svg:height="0.129cm" svg:x="10.647cm" svg:y="13.401cm" svg:viewBox="0 0 130 130" svg:d="M130 65c0 35-29 65-65 65s-65-30-65-65c0-36 29-65 65-65s65 29 65 65z">
          <text:p/>
        </draw:path>
        <draw:path draw:style-name="gr5" draw:text-style-name="P5" draw:layer="layout" svg:width="0.128cm" svg:height="0.129cm" svg:x="9.731cm" svg:y="14cm" svg:viewBox="0 0 129 130" svg:d="M129 65c0 36-29 65-64 65-37 0-65-29-65-65 0-35 28-65 65-65 35 0 64 30 64 65z">
          <text:p/>
        </draw:path>
        <draw:path draw:style-name="gr5" draw:text-style-name="P5" draw:layer="layout" svg:width="0.129cm" svg:height="0.129cm" svg:x="10.681cm" svg:y="14.781cm" svg:viewBox="0 0 130 130" svg:d="M130 66c0 35-29 64-65 64-35 0-65-29-65-64 0-36 30-66 65-66 36 0 65 30 65 66z">
          <text:p/>
        </draw:path>
        <draw:path draw:style-name="gr5" draw:text-style-name="P5" draw:layer="layout" svg:width="0.129cm" svg:height="0.129cm" svg:x="11.364cm" svg:y="9.557cm" svg:viewBox="0 0 130 130" svg:d="M130 64c0 36-29 66-66 66-35 0-64-30-64-66 0-35 29-64 64-64 37 0 66 29 66 64z">
          <text:p/>
        </draw:path>
        <draw:path draw:style-name="gr5" draw:text-style-name="P5" draw:layer="layout" svg:width="0.129cm" svg:height="0.129cm" svg:x="11.736cm" svg:y="4.13cm" svg:viewBox="0 0 130 130" svg:d="M130 65c0 36-30 65-65 65-36 0-65-29-65-65s29-65 65-65c35 0 65 29 65 65z">
          <text:p/>
        </draw:path>
        <draw:path draw:style-name="gr8" draw:text-style-name="P1" draw:layer="layout" svg:width="0.891cm" svg:height="0.856cm" draw:transform="rotate (-3.14159265358979) translate (3.02081185232395cm 19.2301275239921cm)" svg:viewBox="0 0 892 857" svg:d="M0 428c0-238 198-428 445-428 248 0 447 190 447 428 0 237-199 429-447 429-247 0-445-192-445-429z">
          <text:p/>
        </draw:path>
        <draw:path draw:style-name="gr8" draw:text-style-name="P1" draw:layer="layout" svg:width="0.283cm" svg:height="0.271cm" draw:transform="rotate (-3.14159265358979) translate (2.71753117188654cm 19.2483275239921cm)" svg:viewBox="0 0 284 272" svg:d="M0 134c0-74 64-134 143-134 77 0 141 60 141 134 0 77-64 138-141 138-79 0-143-61-143-138z">
          <text:p/>
        </draw:path>
        <draw:frame draw:style-name="gr9" draw:text-style-name="P9" draw:layer="layout" svg:width="2.478cm" svg:height="0.488cm" svg:x="1.7cm" svg:y="18.552cm">
          <draw:text-box>
            <text:p text:style-name="P8"><text:span text:style-name="T1">1</text:span><text:span text:style-name="T1">0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path draw:style-name="gr10" draw:text-style-name="P3" draw:layer="layout" svg:width="0.282cm" svg:height="0.271cm" draw:transform="rotate (-3.14159265358979) translate (1.96597831647949cm 5.08332752399214cm)" svg:viewBox="0 0 283 272" svg:d="M0 137c0-75 63-137 141-137 79 0 142 62 142 137 0 74-63 135-142 135-78 0-141-61-141-135z">
          <text:p/>
        </draw:path>
        <draw:frame draw:style-name="gr11" draw:text-style-name="P9" draw:layer="layout" svg:width="1.978cm" svg:height="0.487cm" svg:x="1.869cm" svg:y="19.213cm">
          <draw:text-box>
            <text:p text:style-name="P8"><text:span text:style-name="T1">1 </text:span><text:span text:style-name="T1">sample</text:span></text:p>
          </draw:text-box>
        </draw:frame>
        <draw:path draw:style-name="gr12" draw:text-style-name="P4" draw:layer="layout" svg:width="0.282cm" svg:height="0.271cm" draw:transform="rotate (-3.14159265358979) translate (1.96597831647948cm 6.48612752399214cm)" svg:viewBox="0 0 283 272" svg:d="M0 134c0-74 63-134 141-134 79 0 142 60 142 134 0 76-63 138-142 138-78 0-141-62-141-138z">
          <text:p/>
        </draw:path>
        <draw:frame draw:style-name="gr13" draw:text-style-name="P10" draw:layer="layout" svg:width="9.658cm" svg:height="0.82cm" svg:x="2.246cm" svg:y="4.736cm">
          <draw:text-box>
            <text:p text:style-name="P8"><text:span text:style-name="T2">N. and E. Europe, N. America, Eurasia </text:span></text:p>
          </draw:text-box>
        </draw:frame>
        <draw:path draw:style-name="gr14" draw:text-style-name="P5" draw:layer="layout" svg:width="0.282cm" svg:height="0.271cm" draw:transform="rotate (-3.14159265358979) translate (1.96597831647947cm 5.79032752399214cm)" svg:viewBox="0 0 283 272" svg:d="M0 137c0-77 63-137 141-137 79 0 142 60 142 137 0 74-63 135-142 135-78 0-141-61-141-135z">
          <text:p/>
        </draw:path>
        <draw:frame draw:style-name="gr15" draw:text-style-name="P10" draw:layer="layout" svg:width="2.985cm" svg:height="0.82cm" svg:x="2.241cm" svg:y="6.142cm">
          <draw:text-box>
            <text:p text:style-name="P8"><text:span text:style-name="T2">England</text:span></text:p>
          </draw:text-box>
        </draw:frame>
        <draw:path draw:style-name="gr16" draw:text-style-name="P6" draw:layer="layout" svg:width="0.282cm" svg:height="0.271cm" draw:transform="rotate (-3.14159265358979) translate (1.96597831647948cm 7.19312752399214cm)" svg:viewBox="0 0 283 272" svg:d="M0 136c0-74 63-136 141-136 79 0 142 62 142 136 0 75-63 136-142 136-78 0-141-61-141-136z">
          <text:p/>
        </draw:path>
        <draw:frame draw:style-name="gr17" draw:text-style-name="P10" draw:layer="layout" svg:width="5.725cm" svg:height="0.868cm" svg:x="2.247cm" svg:y="5.4cm">
          <draw:text-box>
            <text:p text:style-name="P8"><text:span text:style-name="T2">Iberian Peninsula, Italy</text:span></text:p>
          </draw:text-box>
        </draw:frame>
        <draw:path draw:style-name="gr18" draw:text-style-name="P7" draw:layer="layout" svg:width="0.282cm" svg:height="0.272cm" draw:transform="rotate (-3.14159265358979) translate (1.96597831647947cm 7.89732752399214cm)" svg:viewBox="0 0 283 273" svg:d="M0 136c0-74 63-136 141-136 79 0 142 62 142 136 0 75-63 137-142 137-78 0-141-62-141-137z">
          <text:p/>
        </draw:path>
        <draw:frame draw:style-name="gr19" draw:text-style-name="P10" draw:layer="layout" svg:width="3.2cm" svg:height="0.82cm" svg:x="2.249cm" svg:y="6.849cm">
          <draw:text-box>
            <text:p text:style-name="P8"><text:span text:style-name="T2">Scotland</text:span></text:p>
          </draw:text-box>
        </draw:frame>
        <draw:frame draw:style-name="gr20" draw:text-style-name="P10" draw:layer="layout" svg:width="2.17cm" svg:height="0.82cm" svg:x="2.25cm" svg:y="7.549cm">
          <draw:text-box>
            <text:p text:style-name="P8"><text:span text:style-name="T2">W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Regular1" svg:font-family="TahomaRegular"/>
    <style:font-face style:name="DejaVu Sans1" svg:font-family="'DejaVu Sans'" style:font-pitch="variable"/>
    <style:font-face style:name="Liberation Serif1" svg:font-family="'Liberation Serif'" style:font-pitch="variable"/>
    <style:font-face style:name="TahomaRegular" svg:font-family="Tahom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4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1T15:55:56.930210290</dc:date>
    <meta:editing-duration>PT7M58S</meta:editing-duration>
    <meta:editing-cycles>2</meta:editing-cycles>
    <meta:generator>LibreOffice/5.1.6.2$Linux_X86_64 LibreOffice_project/10m0$Build-2</meta:generator>
    <meta:document-statistic meta:object-count="283"/>
  </office:meta>
</office:document-meta>
</file>